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2" style:family="table-cell" style:parent-style-name="Default" style:data-style-name="N10037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28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20"/>
          <table:table-cell office:value-type="string" calcext:value-type="string">
            <text:p>he/creed/nicene</text:p>
          </table:table-cell>
          <table:table-cell table:number-columns-repeated="998"/>
        </table:table-row>
        <table:table-row table:style-name="ro4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3-11">00/00/0000</text:date></text:span><text:span text:style-name="MT1">, </text:span><text:span text:style-name="MT1"><text:time style:data-style-name="N2" text:time-value="21:12:18.597012813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3-11T21:14:02.803279448</dc:date>
    <meta:generator>LibreOffice/6.4.7.2$Linux_X86_64 LibreOffice_project/40$Build-2</meta:generator>
    <meta:editing-duration>P4DT10H24M53S</meta:editing-duration>
    <meta:editing-cycles>309</meta:editing-cycles>
    <meta:document-statistic meta:table-count="4" meta:cell-count="18350" meta:object-count="0"/>
    <meta:user-defined meta:name="AppVersion">16.0300</meta:user-defined>
  </office:meta>
</office:document-meta>
</file>